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373a3c" style:font-name="Calibri" fo:font-size="26pt" fo:language="pl" fo:country="PL" style:font-name-asian="Calibri1" style:font-size-asian="26pt" style:font-name-complex="Calibri1" style:font-size-complex="26pt"/>
    </style:style>
    <style:style style:name="P2" style:family="paragraph" style:parent-style-name="Standard">
      <style:paragraph-properties fo:text-align="end" style:justify-single-word="false" style:writing-mode="lr-tb"/>
      <style:text-properties fo:color="#373a3c" style:font-name="Calibri" fo:font-size="14pt" fo:language="pl" fo:country="PL" style:font-name-asian="Calibri1" style:font-size-asian="14pt" style:font-name-complex="Calibri1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alibri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Calibri" fo:font-size="36pt" style:font-size-asian="36pt" style:font-size-complex="36pt"/>
    </style:style>
    <style:style style:name="P5" style:family="paragraph" style:parent-style-name="Text_20_body">
      <style:paragraph-properties fo:text-align="justify" style:justify-single-word="false"/>
      <style:text-properties officeooo:paragraph-rsid="000e6883"/>
    </style:style>
    <style:style style:name="P6" style:family="paragraph" style:parent-style-name="Text_20_body">
      <style:paragraph-properties fo:text-align="justify" style:justify-single-word="false"/>
      <style:text-properties officeooo:paragraph-rsid="000f07b9"/>
    </style:style>
    <style:style style:name="P7" style:family="paragraph" style:parent-style-name="Text_20_body">
      <style:paragraph-properties fo:text-align="justify" style:justify-single-word="false"/>
      <style:text-properties officeooo:paragraph-rsid="0010c516"/>
    </style:style>
    <style:style style:name="P8" style:family="paragraph" style:parent-style-name="Standard" style:master-page-name="Standard">
      <style:paragraph-properties fo:text-align="start" style:justify-single-word="false" style:page-number="auto" style:writing-mode="lr-tb"/>
      <style:text-properties style:font-name="Calibri"/>
    </style:style>
    <style:style style:name="P9" style:family="paragraph" style:parent-style-name="Standard">
      <style:paragraph-properties fo:text-align="center" style:justify-single-word="false" style:writing-mode="lr-tb"/>
      <style:text-properties fo:color="#373a3c" style:font-name="Calibri" fo:font-size="26pt" fo:language="pl" fo:country="PL" style:font-name-asian="Calibri1" style:font-size-asian="26pt" style:font-name-complex="Calibri1" style:font-size-complex="26pt"/>
    </style:style>
    <style:style style:name="P10" style:family="paragraph" style:parent-style-name="Heading_20_1">
      <style:text-properties style:font-name="Calibri" officeooo:rsid="000e6883" officeooo:paragraph-rsid="000e6883"/>
    </style:style>
    <style:style style:name="P11" style:family="paragraph" style:parent-style-name="Heading_20_1">
      <style:text-properties style:font-name="Calibri" officeooo:rsid="000e6883" officeooo:paragraph-rsid="0022c088"/>
    </style:style>
    <style:style style:name="P12" style:family="paragraph" style:parent-style-name="Heading_20_1">
      <style:text-properties style:font-name="Calibri" officeooo:rsid="000e6883" officeooo:paragraph-rsid="002517eb"/>
    </style:style>
    <style:style style:name="P13" style:family="paragraph" style:parent-style-name="Heading_20_1">
      <style:text-properties style:font-name="Calibri" officeooo:rsid="000f07b9" officeooo:paragraph-rsid="0022c088"/>
    </style:style>
    <style:style style:name="P14" style:family="paragraph" style:parent-style-name="Heading_20_1">
      <style:text-properties style:font-name="Calibri" officeooo:rsid="000f07b9" officeooo:paragraph-rsid="002517eb"/>
    </style:style>
    <style:style style:name="P15" style:family="paragraph" style:parent-style-name="Heading_20_1">
      <style:text-properties style:font-name="Calibri" officeooo:rsid="0010c516" officeooo:paragraph-rsid="0022c088"/>
    </style:style>
    <style:style style:name="P16" style:family="paragraph" style:parent-style-name="Heading_20_1">
      <style:text-properties style:font-name="Calibri" officeooo:rsid="0010c516" officeooo:paragraph-rsid="0023b1c8"/>
    </style:style>
    <style:style style:name="P17" style:family="paragraph" style:parent-style-name="Heading_20_1">
      <style:text-properties style:font-name="Calibri" officeooo:rsid="0010c516" officeooo:paragraph-rsid="002517eb"/>
    </style:style>
    <style:style style:name="P18" style:family="paragraph" style:parent-style-name="Heading_20_1">
      <style:text-properties officeooo:paragraph-rsid="00232e09"/>
    </style:style>
    <style:style style:name="P19" style:family="paragraph" style:parent-style-name="Heading_20_1">
      <style:text-properties officeooo:paragraph-rsid="002517eb"/>
    </style:style>
    <style:style style:name="P20" style:family="paragraph" style:parent-style-name="Text_20_body">
      <style:paragraph-properties fo:text-align="justify" style:justify-single-word="false"/>
      <style:text-properties style:font-name="Calibri" officeooo:rsid="000e6883" officeooo:paragraph-rsid="000e6883"/>
    </style:style>
    <style:style style:name="P21" style:family="paragraph" style:parent-style-name="Text_20_body">
      <style:paragraph-properties fo:text-align="justify" style:justify-single-word="false"/>
      <style:text-properties officeooo:paragraph-rsid="0010c516"/>
    </style:style>
    <style:style style:name="P22" style:family="paragraph" style:parent-style-name="Text_20_body">
      <style:paragraph-properties fo:text-align="justify" style:justify-single-word="false"/>
      <style:text-properties officeooo:paragraph-rsid="002517eb"/>
    </style:style>
    <style:style style:name="P23" style:family="paragraph" style:parent-style-name="Text_20_body">
      <style:paragraph-properties fo:text-align="justify" style:justify-single-word="false"/>
      <style:text-properties officeooo:paragraph-rsid="00270c01"/>
    </style:style>
    <style:style style:name="P24" style:family="paragraph" style:parent-style-name="Text_20_body">
      <style:paragraph-properties fo:text-align="justify" style:justify-single-word="false"/>
      <style:text-properties officeooo:paragraph-rsid="002e4191"/>
    </style:style>
    <style:style style:name="P25" style:family="paragraph" style:parent-style-name="Text_20_body">
      <style:paragraph-properties fo:text-align="justify" style:justify-single-word="false"/>
      <style:text-properties officeooo:paragraph-rsid="0031b31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3b1c8" style:font-size-asian="14pt" style:font-size-complex="14pt"/>
    </style:style>
    <style:style style:name="T3" style:family="text">
      <style:text-properties fo:color="#373a3c" fo:font-size="14pt" fo:language="pl" fo:country="PL" style:font-name-asian="Calibri1" style:font-size-asian="14pt" style:font-name-complex="Calibri1" style:font-size-complex="14pt"/>
    </style:style>
    <style:style style:name="T4" style:family="text">
      <style:text-properties fo:color="#373a3c" fo:font-size="14pt" fo:language="pl" fo:country="PL" officeooo:rsid="0023b1c8" style:font-name-asian="Calibri1" style:font-size-asian="14pt" style:font-name-complex="Calibri1" style:font-size-complex="14pt"/>
    </style:style>
    <style:style style:name="T5" style:family="text">
      <style:text-properties style:font-name="Calibri" officeooo:rsid="000e6883"/>
    </style:style>
    <style:style style:name="T6" style:family="text">
      <style:text-properties style:font-name="Calibri" fo:font-style="italic" officeooo:rsid="000e6883" style:font-style-asian="italic" style:font-style-complex="italic"/>
    </style:style>
    <style:style style:name="T7" style:family="text">
      <style:text-properties style:font-name="Calibri" fo:font-style="italic" officeooo:rsid="001e5a9f" style:font-style-asian="italic" style:font-style-complex="italic"/>
    </style:style>
    <style:style style:name="T8" style:family="text">
      <style:text-properties style:font-name="Calibri" fo:font-style="normal" officeooo:rsid="000e6883" style:font-style-asian="normal" style:font-style-complex="normal"/>
    </style:style>
    <style:style style:name="T9" style:family="text">
      <style:text-properties style:font-name="Calibri" fo:font-style="normal" officeooo:rsid="001e5a9f" style:font-style-asian="normal" style:font-style-complex="normal"/>
    </style:style>
    <style:style style:name="T10" style:family="text">
      <style:text-properties style:font-name="Calibri" officeooo:rsid="000f07b9"/>
    </style:style>
    <style:style style:name="T11" style:family="text">
      <style:text-properties style:font-name="Calibri" officeooo:rsid="0010c516"/>
    </style:style>
    <style:style style:name="T12" style:family="text">
      <style:text-properties style:font-name="Calibri" officeooo:rsid="001160a3"/>
    </style:style>
    <style:style style:name="T13" style:family="text">
      <style:text-properties style:font-name="Calibri" officeooo:rsid="0018d500"/>
    </style:style>
    <style:style style:name="T14" style:family="text">
      <style:text-properties style:font-name="Calibri" officeooo:rsid="0022c088"/>
    </style:style>
    <style:style style:name="T15" style:family="text">
      <style:text-properties style:font-name="Calibri" officeooo:rsid="00232e09"/>
    </style:style>
    <style:style style:name="T16" style:family="text">
      <style:text-properties style:font-name="Calibri" officeooo:rsid="002517eb"/>
    </style:style>
    <style:style style:name="T17" style:family="text">
      <style:text-properties style:font-name="Calibri" officeooo:rsid="0026b0fe"/>
    </style:style>
    <style:style style:name="T18" style:family="text">
      <style:text-properties style:font-name="Calibri" officeooo:rsid="00270c01"/>
    </style:style>
    <style:style style:name="T19" style:family="text">
      <style:text-properties style:font-name="Calibri" officeooo:rsid="002879d3"/>
    </style:style>
    <style:style style:name="T20" style:family="text">
      <style:text-properties style:font-name="Calibri" officeooo:rsid="0029a998"/>
    </style:style>
    <style:style style:name="T21" style:family="text">
      <style:text-properties style:font-name="Calibri" officeooo:rsid="002a8c35"/>
    </style:style>
    <style:style style:name="T22" style:family="text">
      <style:text-properties style:font-name="Calibri" officeooo:rsid="002b4565"/>
    </style:style>
    <style:style style:name="T23" style:family="text">
      <style:text-properties style:font-name="Calibri" officeooo:rsid="00300e59"/>
    </style:style>
    <style:style style:name="T24" style:family="text">
      <style:text-properties style:font-name="Calibri" officeooo:rsid="00303c41"/>
    </style:style>
    <style:style style:name="T25" style:family="text">
      <style:text-properties style:font-name="Calibri" officeooo:rsid="0031b31d"/>
    </style:style>
    <style:style style:name="T26" style:family="text">
      <style:text-properties style:font-name="Calibri" officeooo:rsid="0033018c"/>
    </style:style>
    <style:style style:name="T27" style:family="text">
      <style:text-properties officeooo:rsid="000f07b9"/>
    </style:style>
    <style:style style:name="T28" style:family="text">
      <style:text-properties officeooo:rsid="001ccb97"/>
    </style:style>
    <style:style style:name="T29" style:family="text">
      <style:text-properties officeooo:rsid="00204d84"/>
    </style:style>
    <style:style style:name="T30" style:family="text">
      <style:text-properties officeooo:rsid="0021fa68"/>
    </style:style>
    <style:style style:name="T31" style:family="text">
      <style:text-properties officeooo:rsid="0022c088"/>
    </style:style>
    <style:style style:name="T32" style:family="text">
      <style:text-properties officeooo:rsid="002517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Politechnika Śląska <text:s text:c="72"/>Gliwice </text:span><text:span text:style-name="T2">06</text:span><text:span text:style-name="T3">.1</text:span><text:span text:style-name="T4">1</text:span><text:span text:style-name="T3">.2019</text:span></text:p>
      <text:p text:style-name="P3">Wydział Automatyki Elektroniki i Informatyki</text:p>
      <text:p text:style-name="P3">Automatyka i Robotyka sem. 7</text:p>
      <text:p text:style-name="P3"/>
      <text:p text:style-name="P3"/>
      <text:p text:style-name="P3"/>
      <text:p text:style-name="P3"/>
      <text:p text:style-name="P3"/>
      <text:p text:style-name="P3"/>
      <text:p text:style-name="P4">Metody sztucznej Inteligencji</text:p>
      <text:p text:style-name="P4">Laboratorium</text:p>
      <text:p text:style-name="P1">Ćw <text:span text:style-name="T28">3</text:span>. Sieci neuronowe Kohonena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kład Sekcji</text:p>
      <text:p text:style-name="P2">Szymon Zosgórnik</text:p>
      <text:p text:style-name="P2">Michał Cieśliński</text:p>
      <text:p text:style-name="P2">Grupa 3</text:p>
      <text:h text:style-name="P10" text:outline-level="1"><text:soft-page-break/>1. Wstęp</text:h>
      <text:p text:style-name="P5"><text:span text:style-name="T5"><text:tab/>Sprawozdanie to jest zbiorem wniosków odnośnie wyników zaprezentowanych w pliku </text:span><text:span text:style-name="T7">Zosgornik_Cieslinski_Kohonen</text:span><text:span text:style-name="T6">.pdf</text:span><text:span text:style-name="T8">. Wspomniany </text:span><text:span text:style-name="T6">pdf</text:span><text:span text:style-name="T8"> został wygenerowany w sposób automatyczny za pomocą funkcji publish dostępnej w środowisku Matlab. Kod źródłowy, którym posłużono się do stworzenia tego skryptu również jest dostępny w </text:span><text:span text:style-name="T9">tymże pliku</text:span><text:span text:style-name="T8">.</text:span></text:p>
      <text:p text:style-name="P20"><text:tab/>Celem ćwiczenia było zamodelowanie oraz późniejsze zbadanie neuronowej sieci <text:span text:style-name="T29">Kohonena</text:span>. Aby to wykonać wykorzystano takie funkcje środowiska Matlab jak: <text:span text:style-name="T29">selforgmap i</text:span> train, które są pomocne do tworzenia sieci – <text:span text:style-name="T29">selforgmap oraz</text:span> trenowania jej – train. <text:s/><text:span text:style-name="T31">Została przeprowadzona analiza dwuetapowa otrzymanych wyników.</text:span></text:p>
      <text:h text:style-name="P10" text:outline-level="1">2. <text:span text:style-name="T30">Losowe dane w odseparowanych grupach</text:span></text:h>
      <text:p text:style-name="P5"><text:span text:style-name="T12"><text:tab/></text:span><text:span text:style-name="T16">Wygenerowano losowy zbiór punktów testowych stanowiący próbę kontrolną laboratoryjnej symulacji. Przetestowano wpływ różnych parametrów </text:span><text:span text:style-name="T17">na prawidłowość podziału zbioru danych na zdefiniowane klasy. W tym celu zbadano każdą z 6 permutacji owych klas i wybrano najlepsze możliwe dopasowanie.</text:span></text:p>
      <text:h text:style-name="P11" text:outline-level="1"><text:span text:style-name="T31">2.1</text:span>.<text:span text:style-name="T27"> Wpływ liczby neuronów w pojedynczej warstwie sieci na prawidłowość podziału zbioru danych na zdefiniowane klasy</text:span></text:h>
      <text:p text:style-name="P6"><text:span text:style-name="T10"><text:tab/></text:span><text:span text:style-name="T17">Zgodnie z oczekiwaniami liczba neuronów większa lub równa 3 zapewniła dostatecznie dobre dopasowanie danych. Mniejsze ilości neuronów (1 i 2) nie mają możliwości na prawidłowe oddanie 3 stanów przynależności do klas.</text:span></text:p>
      <text:h text:style-name="P13" text:outline-level="1"><text:span text:style-name="T31">2.2</text:span>. Wpływ <text:span text:style-name="T31">topologii</text:span> sieci na prawidłowość podziału zbioru danych na zdefiniowane klasy</text:h>
      <text:p text:style-name="P23"><text:span text:style-name="T10"><text:tab/></text:span><text:span text:style-name="T18">Nie zaobserwowano wpływu topologii sieci na prawidłowość podziału zbioru danych na zdefiniowane klasy dla tego zbioru danych.</text:span></text:p>
      <text:h text:style-name="P15" text:outline-level="1"><text:span text:style-name="T31">2.3</text:span>. <text:span text:style-name="T27">Wpływ wyboru funkcji odległości na prawidłowość podziału zbioru danych na zdefiniowane klasy</text:span></text:h>
      <text:p text:style-name="P7"><text:span text:style-name="T11"><text:tab/></text:span><text:span text:style-name="T18">Nie zaobserwowano wpływu funkcji odległości na prawidłowość podziału zbioru danych na zdefiniowane klasy dla tego zbioru danych.</text:span></text:p>
      <text:h text:style-name="P18" text:outline-level="1"><text:span text:style-name="T14">2.4</text:span><text:span text:style-name="T10">. Wpływ liczby </text:span><text:span text:style-name="T15">epok uczenia</text:span><text:span text:style-name="T10"> na prawidłowość podziału zbioru danych na zdefiniowane klasy</text:span></text:h>
      <text:p text:style-name="P7"><text:span text:style-name="T10"><text:tab/></text:span><text:span text:style-name="T18">Dla zbadanych przypadków liczba epok większa lub równa 200 zapewniła 100 procentową zgodność dopasowania. Wśród mniejszych ilości epok jedynie liczba 100 skutkowała </text:span><text:soft-page-break/><text:span text:style-name="T18">dopasowaniem na poziomie powyżej 90 procent. </text:span><text:span text:style-name="T23">Warto zwrócić uwagę, że ponowne trenowanie sieci neuronowej w analizie dwuetapowej spowodowało zwiększenie błędów.</text:span></text:p>
      <text:h text:style-name="P16" text:outline-level="1"><text:span text:style-name="T31">2.5</text:span>. <text:span text:style-name="T27">Wpływ wymiarowości sieci na prawidłowość podziału zbioru danych na zdefiniowane klasy</text:span></text:h>
      <text:p text:style-name="P7"><text:span text:style-name="T11"><text:tab/></text:span><text:span text:style-name="T19">Zbadano przypadek liczby dwóch neuronów w każdej z warstw sieci. Zgodnie z oczekiwaniami jedynie tak powstała jednowymiarowa sieć nie zapewniła 100 procentowej zgodności w dopasowaniu zbioru danych do zdefiniowanych klas.</text:span></text:p>
      <text:p text:style-name="P7"><text:span text:style-name="T13"/></text:p>
      <text:h text:style-name="P12" text:outline-level="1"><text:span text:style-name="T32">3</text:span>. <text:span text:style-name="T32">Rzeczywisty zbiór danych</text:span></text:h>
      <text:p text:style-name="P22"><text:span text:style-name="T12"><text:tab/></text:span><text:span text:style-name="T20">Posłużono się zestawem danych dostępnym na platformie zdalnej edukacji.</text:span></text:p>
      <text:h text:style-name="P12" text:outline-level="1"><text:span text:style-name="T32">3.1</text:span>.<text:span text:style-name="T27"> Wpływ liczby neuronów w pojedynczej warstwie sieci na prawidłowość podziału zbioru danych na zdefiniowane klasy</text:span></text:h>
      <text:p text:style-name="P22"><text:span text:style-name="T10"><text:tab/></text:span><text:span text:style-name="T21">Najlepsze dopasowanie osiągnięto dla 3 neuronów. </text:span><text:span text:style-name="T24">Zbyt mała liczba neuronów nie zapewniła dostatecznie dużego pola manewru do przydzielenia zbioru danych do zdefiniowanych klas. Natomiast zbyt duża liczba neuronów przyczyniła się do błędnej klasyfikacji danych.</text:span></text:p>
      <text:h text:style-name="P14" text:outline-level="1"><text:span text:style-name="T32">3.2</text:span>. Wpływ <text:span text:style-name="T31">topologii</text:span> sieci na prawidłowość podziału zbioru danych na zdefiniowane klasy</text:h>
      <text:p text:style-name="P25"><text:span text:style-name="T10"><text:tab/></text:span><text:span text:style-name="T25">Nie zaobserwowano dużych różnic we wpływie topologii sieci na prawidłowość podziału zbioru danych na zdefiniowane klasy, jednak n</text:span><text:span text:style-name="T21">ajlepiej </text:span><text:span text:style-name="T25">spisały się topologie</text:span><text:span text:style-name="T21"> tritop </text:span><text:span text:style-name="T25">oraz</text:span><text:span text:style-name="T21"> gridtop, najgorzej </text:span><text:span text:style-name="T25">zaś</text:span><text:span text:style-name="T21"> randtop. </text:span><text:span text:style-name="T25">Błąd w randtop wydaje się być zwielokrotniony poprzez zbyt małą liczbę epok uczenia w drugim kroku analizy.</text:span></text:p>
      <text:h text:style-name="P17" text:outline-level="1"><text:span text:style-name="T32">3.3</text:span>. <text:span text:style-name="T27">Wpływ wyboru funkcji odległości na prawidłowość podziału zbioru danych na zdefiniowane klasy</text:span></text:h>
      <text:p text:style-name="P24"><text:span text:style-name="T11"><text:tab/></text:span><text:span text:style-name="T18">Nie zaobserwowano wpływu funkcji odległości na prawidłowość podziału zbioru danych na zdefiniowane klasy dla tego zbioru danych.</text:span></text:p>
      <text:h text:style-name="P19" text:outline-level="1"><text:span text:style-name="T16">3</text:span><text:span text:style-name="T14">.4</text:span><text:span text:style-name="T10">. Wpływ liczby </text:span><text:span text:style-name="T15">epok uczenia</text:span><text:span text:style-name="T10"> na prawidłowość podziału zbioru danych na zdefiniowane klasy</text:span></text:h>
      <text:p text:style-name="P22"><text:span text:style-name="T10"><text:tab/></text:span><text:span text:style-name="T26">Zbyt mała liczba epok w połączeniu z dwoma stopniami analizy danych spowodowała duże błędy. </text:span><text:span text:style-name="T22">Dla 300 i 400 epok osiągnięto najlepsze rezultaty.</text:span></text:p>
      <text:h text:style-name="P17" text:outline-level="1"><text:soft-page-break/><text:span text:style-name="T32">3.5</text:span>. <text:span text:style-name="T27">Wpływ wymiarowości sieci na prawidłowość podziału zbioru danych na zdefiniowane klasy</text:span></text:h>
      <text:p text:style-name="P22"><text:span text:style-name="T11"><text:tab/></text:span><text:span text:style-name="T26">Ponownie użyto dwóch neuronów w każdej z badanych warstw sieci. Najlepsze dopasowanie osiągnięto dla dwóch warstw sieci, co daje podobny rezultat jak w badaniu zmiennej liczby neuronów (najlepsze dopasowanie osiągnięto dla 3 i 4 neuronów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22:18:52.536000000</meta:creation-date>
    <dc:date>2019-11-21T17:07:23.116000000</dc:date>
    <meta:editing-duration>PT6H35M54S</meta:editing-duration>
    <meta:editing-cycles>26</meta:editing-cycles>
    <meta:generator>LibreOffice/6.1.3.2$Windows_x86 LibreOffice_project/86daf60bf00efa86ad547e59e09d6bb77c699acb</meta:generator>
    <meta:document-statistic meta:table-count="0" meta:image-count="0" meta:object-count="0" meta:page-count="4" meta:paragraph-count="37" meta:word-count="590" meta:character-count="4449" meta:non-whitespace-character-count="3806"/>
  </office:meta>
</office:document-meta>
</file>